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60186"/>
    </style:style>
    <style:style style:name="P2" style:family="paragraph" style:parent-style-name="Standard">
      <style:text-properties officeooo:paragraph-rsid="0018e3e1"/>
    </style:style>
    <style:style style:name="P3" style:family="paragraph" style:parent-style-name="Standard">
      <style:text-properties officeooo:paragraph-rsid="001bd863"/>
    </style:style>
    <style:style style:name="P4" style:family="paragraph" style:parent-style-name="Standard">
      <style:text-properties officeooo:paragraph-rsid="001f85c1"/>
    </style:style>
    <style:style style:name="P5" style:family="paragraph" style:parent-style-name="Standard">
      <style:paragraph-properties fo:background-color="#c0c0c0">
        <style:background-image/>
      </style:paragraph-properties>
      <style:text-properties officeooo:paragraph-rsid="00160186"/>
    </style:style>
    <style:style style:name="P6" style:family="paragraph" style:parent-style-name="Standard">
      <style:paragraph-properties fo:background-color="#c0c0c0">
        <style:background-image/>
      </style:paragraph-properties>
      <style:text-properties officeooo:paragraph-rsid="001bd863"/>
    </style:style>
    <style:style style:name="P7" style:family="paragraph" style:parent-style-name="Standard">
      <style:paragraph-properties fo:break-before="page" fo:background-color="#dee6f3">
        <style:background-image/>
      </style:paragraph-properties>
      <style:text-properties officeooo:paragraph-rsid="001bd863"/>
    </style:style>
    <style:style style:name="P8" style:family="paragraph" style:parent-style-name="Standard">
      <style:paragraph-properties fo:margin-left="0.4925in" fo:margin-right="0in" fo:text-indent="0in" style:auto-text-indent="false" fo:background-color="#c0c0c0">
        <style:background-image/>
      </style:paragraph-properties>
      <style:text-properties officeooo:paragraph-rsid="001d0842"/>
    </style:style>
    <style:style style:name="P9" style:family="paragraph" style:parent-style-name="Standard">
      <style:paragraph-properties fo:margin-left="0.4925in" fo:margin-right="0in" fo:text-indent="0in" style:auto-text-indent="false" fo:background-color="#c0c0c0">
        <style:background-image/>
      </style:paragraph-properties>
      <style:text-properties officeooo:paragraph-rsid="00160186"/>
    </style:style>
    <style:style style:name="P10" style:family="paragraph" style:parent-style-name="Standard">
      <style:paragraph-properties fo:margin-left="0.4925in" fo:margin-right="0in" fo:text-indent="0in" style:auto-text-indent="false" fo:background-color="#cccccd">
        <style:background-image/>
      </style:paragraph-properties>
      <style:text-properties officeooo:paragraph-rsid="00160186"/>
    </style:style>
    <style:style style:name="P11" style:family="paragraph" style:parent-style-name="Standard">
      <style:paragraph-properties fo:margin-left="0.4925in" fo:margin-right="0in" fo:text-indent="0in" style:auto-text-indent="false" fo:background-color="#cccccd">
        <style:background-image/>
      </style:paragraph-properties>
      <style:text-properties officeooo:paragraph-rsid="0018e3e1"/>
    </style:style>
    <style:style style:name="P12" style:family="paragraph" style:parent-style-name="Standard">
      <style:paragraph-properties fo:margin-left="0.9846in" fo:margin-right="0in" fo:text-indent="0in" style:auto-text-indent="false" fo:background-color="#c0c0c0">
        <style:background-image/>
      </style:paragraph-properties>
      <style:text-properties officeooo:paragraph-rsid="001d1c20"/>
    </style:style>
    <style:style style:name="P13" style:family="paragraph" style:parent-style-name="Standard">
      <style:paragraph-properties fo:margin-left="0.9846in" fo:margin-right="0in" fo:text-indent="0in" style:auto-text-indent="false" fo:background-color="#cccccd">
        <style:background-image/>
      </style:paragraph-properties>
      <style:text-properties officeooo:paragraph-rsid="001e740b"/>
    </style:style>
    <style:style style:name="P14" style:family="paragraph" style:parent-style-name="Standard">
      <style:paragraph-properties fo:margin-left="0.9846in" fo:margin-right="0in" fo:text-indent="0in" style:auto-text-indent="false" fo:background-color="#cccccd">
        <style:background-image/>
      </style:paragraph-properties>
      <style:text-properties officeooo:paragraph-rsid="001fcefb"/>
    </style:style>
    <style:style style:name="P15" style:family="paragraph" style:parent-style-name="Standard">
      <style:paragraph-properties fo:margin-left="0.9846in" fo:margin-right="0in" fo:text-indent="0in" style:auto-text-indent="false" fo:background-color="#cccccd">
        <style:background-image/>
      </style:paragraph-properties>
      <style:text-properties officeooo:paragraph-rsid="0021954c"/>
    </style:style>
    <style:style style:name="P16" style:family="paragraph" style:parent-style-name="Standard">
      <style:paragraph-properties fo:margin-left="0.9846in" fo:margin-right="0in" fo:text-indent="0in" style:auto-text-indent="false" fo:background-color="#dee6f3">
        <style:background-image/>
      </style:paragraph-properties>
      <style:text-properties officeooo:paragraph-rsid="00160186"/>
    </style:style>
    <style:style style:name="P17" style:family="paragraph" style:parent-style-name="Standard">
      <style:paragraph-properties fo:margin-left="1.4772in" fo:margin-right="0in" fo:text-indent="0in" style:auto-text-indent="false" fo:background-color="#cccccd">
        <style:background-image/>
      </style:paragraph-properties>
      <style:text-properties officeooo:paragraph-rsid="001e740b"/>
    </style:style>
    <style:style style:name="P18" style:family="paragraph" style:parent-style-name="Standard">
      <style:paragraph-properties fo:margin-left="1.4772in" fo:margin-right="0in" fo:text-indent="0in" style:auto-text-indent="false" fo:background-color="#cccccd">
        <style:background-image/>
      </style:paragraph-properties>
      <style:text-properties officeooo:paragraph-rsid="001d0842"/>
    </style:style>
    <style:style style:name="P19" style:family="paragraph" style:parent-style-name="Standard">
      <style:paragraph-properties fo:margin-left="1.4772in" fo:margin-right="0in" fo:text-indent="0in" style:auto-text-indent="false" fo:background-color="#cccccd">
        <style:background-image/>
      </style:paragraph-properties>
      <style:text-properties officeooo:paragraph-rsid="0021954c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fo:color="#000080" officeooo:rsid="00160186" officeooo:paragraph-rsid="00160186"/>
    </style:style>
    <style:style style:name="P21" style:family="paragraph" style:parent-style-name="Standard">
      <style:text-properties officeooo:rsid="00160186" officeooo:paragraph-rsid="00160186"/>
    </style:style>
    <style:style style:name="P22" style:family="paragraph" style:parent-style-name="Standard">
      <style:text-properties fo:font-style="italic" fo:font-weight="bold" officeooo:rsid="00160186" officeooo:paragraph-rsid="00160186"/>
    </style:style>
    <style:style style:name="P23" style:family="paragraph" style:parent-style-name="Standard">
      <style:text-properties fo:font-style="italic" fo:font-weight="bold" officeooo:rsid="00160186" officeooo:paragraph-rsid="001bd863"/>
    </style:style>
    <style:style style:name="P24" style:family="paragraph" style:parent-style-name="Standard">
      <style:text-properties fo:font-style="italic" fo:font-weight="bold" officeooo:rsid="00160186" officeooo:paragraph-rsid="001d0842"/>
    </style:style>
    <style:style style:name="P25" style:family="paragraph" style:parent-style-name="Standard">
      <style:text-properties fo:font-style="italic" fo:font-weight="bold" officeooo:rsid="00160186" officeooo:paragraph-rsid="001f85c1"/>
    </style:style>
    <style:style style:name="P26" style:family="paragraph" style:parent-style-name="Standard">
      <style:text-properties fo:font-style="italic" fo:font-weight="bold" officeooo:rsid="0018e3e1" officeooo:paragraph-rsid="0018e3e1"/>
    </style:style>
    <style:style style:name="P27" style:family="paragraph" style:parent-style-name="Standard">
      <style:text-properties officeooo:rsid="00175af1" officeooo:paragraph-rsid="00160186"/>
    </style:style>
    <style:style style:name="P28" style:family="paragraph" style:parent-style-name="Standard">
      <style:paragraph-properties fo:background-color="#c0c0c0">
        <style:background-image/>
      </style:paragraph-properties>
      <style:text-properties officeooo:rsid="00160186" officeooo:paragraph-rsid="00160186"/>
    </style:style>
    <style:style style:name="P29" style:family="paragraph" style:parent-style-name="Standard">
      <style:paragraph-properties fo:background-color="#c0c0c0">
        <style:background-image/>
      </style:paragraph-properties>
      <style:text-properties fo:font-style="italic" fo:font-weight="bold" officeooo:rsid="00175af1" officeooo:paragraph-rsid="00175af1"/>
    </style:style>
    <style:style style:name="P30" style:family="paragraph" style:parent-style-name="Standard">
      <style:paragraph-properties fo:background-color="#c0c0c0">
        <style:background-image/>
      </style:paragraph-properties>
      <style:text-properties fo:font-style="italic" fo:font-weight="bold" officeooo:rsid="001d0842" officeooo:paragraph-rsid="001d0842"/>
    </style:style>
    <style:style style:name="P31" style:family="paragraph" style:parent-style-name="Standard">
      <style:paragraph-properties fo:margin-left="0.4925in" fo:margin-right="0in" fo:text-indent="0in" style:auto-text-indent="false" fo:background-color="#c0c0c0">
        <style:background-image/>
      </style:paragraph-properties>
      <style:text-properties fo:font-style="italic" fo:font-weight="bold" officeooo:rsid="0018e3e1" officeooo:paragraph-rsid="0018e3e1"/>
    </style:style>
    <style:style style:name="P32" style:family="paragraph" style:parent-style-name="Standard">
      <style:paragraph-properties fo:margin-left="0.4925in" fo:margin-right="0in" fo:text-indent="0in" style:auto-text-indent="false" fo:background-color="#c0c0c0">
        <style:background-image/>
      </style:paragraph-properties>
      <style:text-properties fo:font-style="italic" fo:font-weight="bold" officeooo:rsid="00160186" officeooo:paragraph-rsid="0018e3e1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font-style="normal" fo:font-weight="normal" officeooo:rsid="001bd863" officeooo:paragraph-rsid="0016018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.9846in" fo:margin-right="0in" fo:text-indent="0in" style:auto-text-indent="false" fo:background-color="#c0c0c0">
        <style:background-image/>
      </style:paragraph-properties>
      <style:text-properties fo:font-style="italic" fo:font-weight="bold" officeooo:rsid="001d0842" officeooo:paragraph-rsid="001d0842"/>
    </style:style>
    <style:style style:name="P35" style:family="paragraph" style:parent-style-name="Standard">
      <style:paragraph-properties fo:margin-left="0.9846in" fo:margin-right="0in" fo:text-indent="0in" style:auto-text-indent="false" fo:background-color="#c0c0c0">
        <style:background-image/>
      </style:paragraph-properties>
      <style:text-properties fo:font-style="italic" fo:font-weight="bold" officeooo:rsid="00160186" officeooo:paragraph-rsid="001d0842"/>
    </style:style>
    <style:style style:name="P36" style:family="paragraph" style:parent-style-name="Standard">
      <style:paragraph-properties fo:margin-left="0.9846in" fo:margin-right="0in" fo:text-indent="0in" style:auto-text-indent="false" fo:background-color="#cccccd">
        <style:background-image/>
      </style:paragraph-properties>
      <style:text-properties fo:font-style="normal" fo:font-weight="normal" officeooo:rsid="001e740b" officeooo:paragraph-rsid="001e740b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1.4772in" fo:margin-right="0in" fo:text-indent="0in" style:auto-text-indent="false" fo:background-color="#cccccd">
        <style:background-image/>
      </style:paragraph-properties>
      <style:text-properties fo:font-style="italic" fo:font-weight="bold" officeooo:rsid="00160186" officeooo:paragraph-rsid="001d0842"/>
    </style:style>
    <style:style style:name="P38" style:family="paragraph" style:parent-style-name="Header">
      <style:text-properties officeooo:paragraph-rsid="0023acc5" fo:background-color="#ffff00"/>
    </style:style>
    <style:style style:name="T1" style:family="text">
      <style:text-properties officeooo:rsid="00160186"/>
    </style:style>
    <style:style style:name="T2" style:family="text">
      <style:text-properties fo:font-style="italic" fo:font-weight="bold" officeooo:rsid="00160186"/>
    </style:style>
    <style:style style:name="T3" style:family="text">
      <style:text-properties fo:font-style="italic" fo:font-weight="bold" officeooo:rsid="00175af1"/>
    </style:style>
    <style:style style:name="T4" style:family="text">
      <style:text-properties fo:font-style="italic" fo:font-weight="bold" officeooo:rsid="0018e3e1"/>
    </style:style>
    <style:style style:name="T5" style:family="text">
      <style:text-properties fo:font-style="italic" fo:font-weight="bold" officeooo:rsid="001bd863"/>
    </style:style>
    <style:style style:name="T6" style:family="text">
      <style:text-properties fo:font-style="italic" fo:font-weight="bold" officeooo:rsid="001d0842"/>
    </style:style>
    <style:style style:name="T7" style:family="text">
      <style:text-properties fo:font-style="italic" fo:font-weight="bold" officeooo:rsid="001d1c20"/>
    </style:style>
    <style:style style:name="T8" style:family="text">
      <style:text-properties fo:font-style="italic" fo:font-weight="bold" officeooo:rsid="00160186" style:font-style-asian="italic" style:font-style-complex="italic"/>
    </style:style>
    <style:style style:name="T9" style:family="text">
      <style:text-properties fo:font-style="italic" fo:font-weight="bold" officeooo:rsid="00175af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60186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bold" officeooo:rsid="001d0842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bold" officeooo:rsid="0018e3e1" style:font-style-asian="normal" style:font-weight-asian="normal" style:font-style-complex="normal" style:font-weight-complex="normal"/>
    </style:style>
    <style:style style:name="T13" style:family="text">
      <style:text-properties fo:font-style="italic" fo:font-weight="bold" officeooo:rsid="001fcefb" style:font-style-asian="normal" style:font-weight-asian="normal" style:font-style-complex="normal" style:font-weight-complex="normal"/>
    </style:style>
    <style:style style:name="T14" style:family="text">
      <style:text-properties fo:font-style="italic" fo:font-weight="bold" officeooo:rsid="00175af1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bold" officeooo:rsid="0021954c" style:font-style-asian="normal" style:font-weight-asian="normal" style:font-style-complex="normal" style:font-weight-complex="normal"/>
    </style:style>
    <style:style style:name="T16" style:family="text">
      <style:text-properties fo:font-style="italic" fo:font-weight="bold" officeooo:rsid="001f85c1" style:font-style-asian="normal" style:font-weight-asian="normal" style:font-style-complex="normal" style:font-weight-complex="normal"/>
    </style:style>
    <style:style style:name="T17" style:family="text">
      <style:text-properties fo:font-style="italic" fo:font-weight="bold" officeooo:rsid="00228237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bold" officeooo:rsid="001e740b"/>
    </style:style>
    <style:style style:name="T19" style:family="text">
      <style:text-properties fo:font-style="italic" fo:font-weight="bold" officeooo:rsid="001f85c1"/>
    </style:style>
    <style:style style:name="T20" style:family="text">
      <style:text-properties fo:font-weight="bold" officeooo:rsid="00160186"/>
    </style:style>
    <style:style style:name="T21" style:family="text">
      <style:text-properties officeooo:rsid="00175af1"/>
    </style:style>
    <style:style style:name="T22" style:family="text">
      <style:text-properties officeooo:rsid="0018e3e1"/>
    </style:style>
    <style:style style:name="T23" style:family="text">
      <style:text-properties officeooo:rsid="001d0842"/>
    </style:style>
    <style:style style:name="T24" style:family="text">
      <style:text-properties fo:font-style="normal" fo:font-weight="normal" officeooo:rsid="0016018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8e3e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bd86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d0842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d1c2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e740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fcefb" style:font-style-asian="normal" style:font-weight-asian="normal" style:font-style-complex="normal" style:font-weight-complex="normal"/>
    </style:style>
    <style:style style:name="T31" style:family="text">
      <style:text-properties fo:color="#000080" fo:font-style="normal" fo:font-weight="normal" officeooo:rsid="00160186" style:font-style-asian="normal" style:font-weight-asian="normal" style:font-style-complex="normal" style:font-weight-complex="normal"/>
    </style:style>
    <style:style style:name="T32" style:family="text">
      <style:text-properties fo:color="#000080" fo:font-style="normal" fo:font-weight="normal" officeooo:rsid="001bd863" style:font-style-asian="normal" style:font-weight-asian="normal" style:font-style-complex="normal" style:font-weight-complex="normal"/>
    </style:style>
    <style:style style:name="T33" style:family="text">
      <style:text-properties officeooo:rsid="0023ac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ddRecord (pointer to record start, array uname, array uaddr, int uyob, array utelno)</text:p>
      <text:p text:style-name="P21"/>
      <text:p text:style-name="P1"><text:span text:style-name="T1">Define a </text:span><text:span text:style-name="T20">&lt;</text:span><text:span text:style-name="T2">pointer to record&gt;</text:span><text:span text:style-name="T20"> </text:span><text:span text:style-name="T1">called </text:span><text:span text:style-name="T8">&lt;current&gt;</text:span></text:p>
      <text:p text:style-name="P22"/>
      <text:p text:style-name="P2"><text:span text:style-name="T25">copy</text:span><text:span text:style-name="T4"> </text:span><text:span text:style-name="T2"><text:s/>&lt;start&gt; </text:span><text:span text:style-name="T25">into the</text:span><text:span text:style-name="T4"> </text:span><text:span text:style-name="T2">&lt;current&gt;</text:span></text:p>
      <text:p text:style-name="P27"/>
      <text:p text:style-name="P5"><text:span text:style-name="T21">if (</text:span><text:span text:style-name="T2">&lt;current&gt;</text:span><text:span text:style-name="T21"> </text:span><text:span text:style-name="T22">is not </text:span><text:span text:style-name="T21"><text:s/></text:span><text:span text:style-name="T2">NULL</text:span><text:span text:style-name="T21">):</text:span></text:p>
      <text:p text:style-name="P28"/>
      <text:p text:style-name="P10"><text:span text:style-name="T1">while (the </text:span><text:span text:style-name="T2">&lt;next field of the record whose address is in current&gt; </text:span><text:span text:style-name="T1">is not <text:s/></text:span><text:span text:style-name="T2">NULL</text:span><text:span text:style-name="T1">):</text:span></text:p>
      <text:p text:style-name="P16"><text:span text:style-name="T24">copy</text:span><text:span text:style-name="T2"> &lt;next field of the record whose address is in current&gt; </text:span><text:span text:style-name="T24">into the</text:span><text:span text:style-name="T4"> </text:span><text:span text:style-name="T2">&lt;current&gt;</text:span></text:p>
      <text:p text:style-name="P9"/>
      <text:p text:style-name="P10"><text:span text:style-name="T7">A</text:span><text:span text:style-name="T24">llocate space for a new record and store its address in the</text:span><text:span text:style-name="T2"> &lt;next field of the record who</text:span><text:span text:style-name="T3">se</text:span><text:span text:style-name="T2"> <text:s text:c="10"/>address is in </text:span><text:span text:style-name="T3">current</text:span><text:span text:style-name="T2">&gt;</text:span></text:p>
      <text:p text:style-name="P11"><text:span text:style-name="T25">copy</text:span><text:span text:style-name="T4"> </text:span><text:span text:style-name="T2">&lt;next field of the record who</text:span><text:span text:style-name="T3">se</text:span><text:span text:style-name="T2"> address is in </text:span><text:span text:style-name="T3">current</text:span><text:span text:style-name="T2">&gt; </text:span><text:span text:style-name="T25">into the</text:span><text:span text:style-name="T4"> &lt;current&gt;</text:span></text:p>
      <text:p text:style-name="P31"/>
      <text:p text:style-name="P29">else:</text:p>
      <text:p text:style-name="P11"><text:span text:style-name="T24">Allocate space for a new record and store its address in the</text:span><text:span text:style-name="T2"> &lt;</text:span><text:span text:style-name="T4">start</text:span><text:span text:style-name="T2">&gt; </text:span></text:p>
      <text:p text:style-name="P11"><text:span text:style-name="T25">copy</text:span><text:span text:style-name="T4"> </text:span><text:span text:style-name="T2"><text:s/>&lt;start&gt; </text:span><text:span text:style-name="T25">into the</text:span><text:span text:style-name="T4"> </text:span><text:span text:style-name="T2">&lt;current&gt;</text:span></text:p>
      <text:p text:style-name="P32"/>
      <text:p text:style-name="P33"/>
      <text:p text:style-name="P3"><text:span text:style-name="T26">Copy</text:span><text:span text:style-name="T5"> </text:span><text:span text:style-name="T4">&lt;NULL&gt; </text:span><text:span text:style-name="T26">into the</text:span><text:span text:style-name="T4"> </text:span><text:span text:style-name="T2">&lt;next field of the record who</text:span><text:span text:style-name="T3">se</text:span><text:span text:style-name="T2"> address is in </text:span><text:span text:style-name="T3">current</text:span><text:span text:style-name="T2">&gt;</text:span></text:p>
      <text:p text:style-name="P1"><text:span text:style-name="T24">Copy the</text:span><text:span text:style-name="T2"> &lt;</text:span><text:span text:style-name="T4">uname</text:span><text:span text:style-name="T2"> </text:span><text:span text:style-name="T4">array</text:span><text:span text:style-name="T2">&gt; </text:span><text:span text:style-name="T24">into the</text:span><text:span text:style-name="T2"> &lt;name field of the record whose address is in </text:span><text:span text:style-name="T4">current</text:span><text:span text:style-name="T2">&gt;</text:span></text:p>
      <text:p text:style-name="P2"><text:span text:style-name="T24">Copy the</text:span><text:span text:style-name="T2"> &lt;</text:span><text:span text:style-name="T4">uaddr</text:span><text:span text:style-name="T2"> </text:span><text:span text:style-name="T4">array</text:span><text:span text:style-name="T2">&gt; </text:span><text:span text:style-name="T24">into the</text:span><text:span text:style-name="T2"> &lt;</text:span><text:span text:style-name="T4">addresss</text:span><text:span text:style-name="T2"> field of the record whose address is in </text:span><text:span text:style-name="T4">current</text:span><text:span text:style-name="T2">&gt;</text:span></text:p>
      <text:p text:style-name="P2"><text:span text:style-name="T24">Copy the</text:span><text:span text:style-name="T2"> &lt;</text:span><text:span text:style-name="T4">uyob</text:span><text:span text:style-name="T2"> </text:span><text:span text:style-name="T4">int</text:span><text:span text:style-name="T2">&gt; </text:span><text:span text:style-name="T24">into the</text:span><text:span text:style-name="T2"> &lt;</text:span><text:span text:style-name="T4">yearofbirth</text:span><text:span text:style-name="T2"> field of the record whose address is in </text:span><text:span text:style-name="T4">current</text:span><text:span text:style-name="T2">&gt;</text:span></text:p>
      <text:p text:style-name="P2"><text:span text:style-name="T24">Copy the</text:span><text:span text:style-name="T2"> &lt;</text:span><text:span text:style-name="T4">utelno</text:span><text:span text:style-name="T2"> </text:span><text:span text:style-name="T4">array</text:span><text:span text:style-name="T2">&gt; </text:span><text:span text:style-name="T24">into the</text:span><text:span text:style-name="T2"> &lt;</text:span><text:span text:style-name="T4">telno</text:span><text:span text:style-name="T2"> field of the record whose address is in </text:span><text:span text:style-name="T4">current</text:span><text:span text:style-name="T2">&gt;</text:span></text:p>
      <text:p text:style-name="P26"/>
      <text:p text:style-name="P7"><text:span text:style-name="T31">delete</text:span><text:span text:style-name="T32">R</text:span><text:span text:style-name="T31">ecord (pointer to record start, array uname)</text:span></text:p>
      <text:p text:style-name="P23"/>
      <text:p text:style-name="P3"><text:span text:style-name="T24">Define a</text:span><text:span text:style-name="T2"> &lt;pointer to record&gt; </text:span><text:span text:style-name="T24">called</text:span><text:span text:style-name="T2"> &lt;current&gt;</text:span></text:p>
      <text:p text:style-name="P24"/>
      <text:p text:style-name="P4"><text:span text:style-name="T24">Define a</text:span><text:span text:style-name="T2"> &lt;pointer to record&gt; </text:span><text:span text:style-name="T24">called</text:span><text:span text:style-name="T2"> &lt;</text:span><text:span text:style-name="T19">temp</text:span><text:span text:style-name="T2">&gt;</text:span></text:p>
      <text:p text:style-name="P25"/>
      <text:p text:style-name="P3"><text:span text:style-name="T25">copy</text:span><text:span text:style-name="T4"> </text:span><text:span text:style-name="T2"><text:s/>&lt;start&gt; </text:span><text:span text:style-name="T25">into the</text:span><text:span text:style-name="T4"> </text:span><text:span text:style-name="T2">&lt;current&gt;</text:span></text:p>
      <text:p text:style-name="P24"/>
      <text:p text:style-name="P23"/>
      <text:p text:style-name="P6"><text:span text:style-name="T23">while</text:span><text:span text:style-name="T21"> (</text:span><text:span text:style-name="T9">&lt;current&gt;</text:span><text:span text:style-name="T21"> </text:span><text:span text:style-name="T22">is not </text:span><text:span text:style-name="T21"><text:s/></text:span><text:span text:style-name="T9">NULL</text:span><text:span text:style-name="T21">):</text:span></text:p>
      <text:p text:style-name="P30"/>
      <text:p text:style-name="P8"><text:span text:style-name="T23">if </text:span><text:span text:style-name="T1"><text:s text:c="3"/></text:span><text:span text:style-name="T23">(</text:span><text:span text:style-name="T2">&lt;name field of the record whose address is in </text:span><text:span text:style-name="T4">current</text:span><text:span text:style-name="T2">&gt; </text:span><text:span text:style-name="T27">is</text:span><text:span text:style-name="T6"> &lt;uname array&gt;):</text:span></text:p>
      <text:p text:style-name="P34"/>
      <text:p text:style-name="P13"><text:span text:style-name="T29">if (&lt;</text:span><text:span text:style-name="T30">current</text:span><text:span text:style-name="T29">&gt; is &lt;start&gt;):</text:span></text:p>
      <text:p text:style-name="P17"><text:span text:style-name="T25">copy</text:span><text:span text:style-name="T4"> </text:span><text:span text:style-name="T2">&lt;next field of the record who</text:span><text:span text:style-name="T3">se</text:span><text:span text:style-name="T2"> address is in </text:span><text:span text:style-name="T7">current</text:span><text:span text:style-name="T2">&gt; </text:span><text:span text:style-name="T25">into the</text:span><text:span text:style-name="T4"> </text:span><text:span text:style-name="T2">&lt;</text:span><text:span text:style-name="T18">start</text:span><text:span text:style-name="T2">&gt;</text:span></text:p>
      <text:p text:style-name="P17"><text:span text:style-name="T24">Delete the record whose address is in</text:span><text:span text:style-name="T10"> &lt;</text:span><text:span text:style-name="T11">current</text:span><text:span text:style-name="T10">&gt;</text:span></text:p>
      <text:p text:style-name="P17"><text:span text:style-name="T25">copy</text:span><text:span text:style-name="T12"> </text:span><text:span text:style-name="T10"><text:s/>&lt;</text:span><text:span text:style-name="T17">start</text:span><text:span text:style-name="T10">&gt; </text:span><text:span text:style-name="T25">into the</text:span><text:span text:style-name="T12"> </text:span><text:span text:style-name="T10">&lt;</text:span><text:span text:style-name="T13">current</text:span><text:span text:style-name="T10">&gt;</text:span></text:p>
      <text:p text:style-name="P36"/>
      <text:p text:style-name="P36">else:</text:p>
      <text:p text:style-name="P37"/>
      <text:p text:style-name="P19"><text:span text:style-name="T25">copy</text:span><text:span text:style-name="T4"> </text:span><text:span text:style-name="T2">&lt;next field of the record who</text:span><text:span text:style-name="T3">se</text:span><text:span text:style-name="T2"> address is in </text:span><text:span text:style-name="T7">current</text:span><text:span text:style-name="T2">&gt; </text:span><text:span text:style-name="T25">into the</text:span><text:span text:style-name="T4"> </text:span><text:span text:style-name="T2">&lt;next field of the record who</text:span><text:span text:style-name="T3">se</text:span><text:span text:style-name="T2"> address is in <text:s/></text:span><text:span text:style-name="T19">temp</text:span><text:span text:style-name="T2">&gt;</text:span></text:p>
      <text:p text:style-name="P18"><text:span text:style-name="T24">Delete the record whose address is in</text:span><text:span text:style-name="T2"> &lt;</text:span><text:span text:style-name="T6">current</text:span><text:span text:style-name="T2">&gt;</text:span></text:p>
      <text:p text:style-name="P19"><text:span text:style-name="T25">copy</text:span><text:span text:style-name="T12"> </text:span><text:span text:style-name="T10"><text:s/>&lt;next field of the record who</text:span><text:span text:style-name="T14">se</text:span><text:span text:style-name="T10"> address is in <text:s/></text:span><text:span text:style-name="T16">temp</text:span><text:span text:style-name="T10">&gt; </text:span><text:span text:style-name="T25">into the</text:span><text:span text:style-name="T12"> </text:span><text:span text:style-name="T10">&lt;</text:span><text:span text:style-name="T13">current</text:span><text:span text:style-name="T10">&gt;</text:span></text:p>
      <text:p text:style-name="P37"/>
      <text:p text:style-name="P35"/>
      <text:p text:style-name="P8"><text:span text:style-name="T6"><text:s/></text:span><text:span text:style-name="T28">else</text:span><text:span text:style-name="T7">:</text:span></text:p>
      <text:p text:style-name="P15"><text:span text:style-name="T25">copy</text:span><text:span text:style-name="T12"> </text:span><text:span text:style-name="T10">&lt;</text:span><text:span text:style-name="T15">current</text:span><text:span text:style-name="T10">&gt; </text:span><text:span text:style-name="T25">into the</text:span><text:span text:style-name="T12"> </text:span><text:span text:style-name="T10">&lt;</text:span><text:span text:style-name="T15">temp</text:span><text:span text:style-name="T10">&gt;</text:span></text:p>
      <text:p text:style-name="P14"><text:span text:style-name="T25">copy</text:span><text:span text:style-name="T4"> </text:span><text:span text:style-name="T2">&lt;next field of the record whose address is in </text:span><text:span text:style-name="T3">current</text:span><text:span text:style-name="T2">&gt; </text:span><text:span text:style-name="T25">into the</text:span><text:span text:style-name="T4"> </text:span><text:span text:style-name="T2">&lt;current&gt;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3acc5" fo:background-color="#ffff00"/>
    </style:style>
    <style:style style:name="MT1" style:family="text">
      <style:text-properties officeooo:rsid="0023acc5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ome Work #5 ….. Ehsan Kourkch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02T17:06:00</meta:creation-date>
    <dc:date>2013-10-03T15:31:56</dc:date>
    <meta:editing-duration>PT21H37M33S</meta:editing-duration>
    <meta:editing-cycles>6</meta:editing-cycles>
    <meta:generator>LibreOffice/3.6$Linux_X86_64 LibreOffice_project/360m1$Build-304</meta:generator>
    <meta:document-statistic meta:table-count="0" meta:image-count="0" meta:object-count="0" meta:page-count="2" meta:paragraph-count="34" meta:word-count="340" meta:character-count="1943" meta:non-whitespace-character-count="1612"/>
  </office:meta>
</office:document-meta>
</file>